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6" style:family="table">
      <style:table-properties style:width="25.945cm" fo:margin-left="-0.199cm" fo:margin-top="0cm" fo:margin-bottom="0cm" table:align="left" style:writing-mode="lr-tb"/>
    </style:style>
    <style:style style:name="Taula6.A" style:family="table-column">
      <style:table-column-properties style:column-width="2.939cm"/>
    </style:style>
    <style:style style:name="Taula6.B" style:family="table-column">
      <style:table-column-properties style:column-width="4.748cm"/>
    </style:style>
    <style:style style:name="Taula6.C" style:family="table-column">
      <style:table-column-properties style:column-width="18.258cm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9cm" fo:padding-right="0.191cm" fo:padding-top="0cm" fo:padding-bottom="0cm" fo:border="0.5pt solid #00000a"/>
    </style:style>
    <style:style style:name="Taula6.2" style:family="table-row">
      <style:table-row-properties style:min-row-height="5.493cm" fo:keep-together="auto"/>
    </style:style>
    <style:style style:name="Taula6.3" style:family="table-row">
      <style:table-row-properties style:min-row-height="6.749cm" fo:keep-together="auto"/>
    </style:style>
    <style:style style:name="Taula6.4" style:family="table-row">
      <style:table-row-properties style:min-row-height="3.491cm" fo:keep-together="auto"/>
    </style:style>
    <style:style style:name="Taula6.5" style:family="table-row">
      <style:table-row-properties style:min-row-height="3.463cm" fo:keep-together="auto"/>
    </style:style>
    <style:style style:name="Taula6.6" style:family="table-row">
      <style:table-row-properties style:min-row-height="3.24cm" fo:keep-together="auto"/>
    </style:style>
    <style:style style:name="Taula6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50%"/>
      <style:text-properties fo:letter-spacing="-0.002cm" fo:language="ca" fo:country="ES" officeooo:paragraph-rsid="0012adc3" style:font-name-complex="Arial" style:font-size-complex="12pt"/>
    </style:style>
    <style:style style:name="P2" style:family="paragraph" style:parent-style-name="Standard">
      <style:text-properties fo:language="ca" fo:country="ES" officeooo:rsid="002281a4" officeooo:paragraph-rsid="0012adc3"/>
    </style:style>
    <style:style style:name="P3" style:family="paragraph" style:parent-style-name="Standard">
      <style:text-properties fo:language="ca" fo:country="ES" officeooo:paragraph-rsid="0012adc3"/>
    </style:style>
    <style:style style:name="P4" style:family="paragraph" style:parent-style-name="Standard">
      <style:text-properties fo:language="ca" fo:country="ES" officeooo:rsid="00255b15" officeooo:paragraph-rsid="0012adc3"/>
    </style:style>
    <style:style style:name="P5" style:family="paragraph" style:parent-style-name="Standard">
      <style:text-properties fo:language="ca" fo:country="ES" officeooo:rsid="00260d42" officeooo:paragraph-rsid="0012adc3"/>
    </style:style>
    <style:style style:name="P6" style:family="paragraph" style:parent-style-name="Standard">
      <style:text-properties fo:language="ca" fo:country="ES" officeooo:rsid="00200ad8" officeooo:paragraph-rsid="0012adc3"/>
    </style:style>
    <style:style style:name="P7" style:family="paragraph" style:parent-style-name="Standard">
      <style:paragraph-properties fo:line-height="150%"/>
      <style:text-properties fo:language="ca" fo:country="ES" officeooo:paragraph-rsid="0012adc3"/>
    </style:style>
    <style:style style:name="P8" style:family="paragraph" style:parent-style-name="Standard">
      <style:paragraph-properties fo:line-height="150%"/>
      <style:text-properties fo:language="ca" fo:country="ES" officeooo:paragraph-rsid="0012adc3" style:font-name-complex="Arial" style:font-size-complex="11pt"/>
    </style:style>
    <style:style style:name="P9" style:family="paragraph" style:parent-style-name="Standard">
      <style:paragraph-properties fo:line-height="150%"/>
      <style:text-properties fo:language="ca" fo:country="ES" officeooo:paragraph-rsid="0012adc3" style:font-name-complex="Arial" style:font-size-complex="12pt"/>
    </style:style>
    <style:style style:name="P10" style:family="paragraph" style:parent-style-name="Standard">
      <style:paragraph-properties fo:break-before="page">
        <style:tab-stops>
          <style:tab-stop style:position="6.276cm"/>
        </style:tab-stops>
      </style:paragraph-properties>
      <style:text-properties fo:language="ca" fo:country="ES" officeooo:rsid="00200ad8" officeooo:paragraph-rsid="0012adc3"/>
    </style:style>
    <style:style style:name="P11" style:family="paragraph" style:parent-style-name="Standard" style:master-page-name="">
      <style:paragraph-properties fo:line-height="150%" style:page-number="auto"/>
      <style:text-properties fo:language="ca" fo:country="ES" officeooo:paragraph-rsid="0012adc3"/>
    </style:style>
    <style:style style:name="P12" style:family="paragraph" style:parent-style-name="Title">
      <style:text-properties fo:language="ca" fo:country="ES" officeooo:paragraph-rsid="0012adc3"/>
    </style:style>
    <style:style style:name="P13" style:family="paragraph" style:parent-style-name="Standard">
      <style:paragraph-properties fo:line-height="150%"/>
      <style:text-properties fo:language="ca" fo:country="ES" officeooo:paragraph-rsid="0012adc3"/>
    </style:style>
    <style:style style:name="P14" style:family="paragraph" style:parent-style-name="Standard">
      <style:paragraph-properties fo:line-height="150%"/>
      <style:text-properties fo:language="ca" fo:country="ES" officeooo:paragraph-rsid="0016ef0c"/>
    </style:style>
    <style:style style:name="T1" style:family="text">
      <style:text-properties officeooo:rsid="00241c33"/>
    </style:style>
    <style:style style:name="T2" style:family="text">
      <style:text-properties officeooo:rsid="00260d42"/>
    </style:style>
    <style:style style:name="T3" style:family="text">
      <style:text-properties style:font-name-complex="Arial" style:font-size-complex="11pt"/>
    </style:style>
    <style:style style:name="T4" style:family="text">
      <style:text-properties officeooo:rsid="00189a83" style:font-name-complex="Arial" style:font-size-complex="11pt"/>
    </style:style>
    <style:style style:name="T5" style:family="text">
      <style:text-properties officeooo:rsid="00260d42" style:font-name-complex="Arial" style:font-size-complex="11pt"/>
    </style:style>
    <style:style style:name="T6" style:family="text">
      <style:text-properties style:font-name-complex="Arial" style:font-size-complex="12pt"/>
    </style:style>
    <style:style style:name="T7" style:family="text">
      <style:text-properties officeooo:rsid="0016ef0c" style:font-name-complex="Arial" style:font-size-complex="12pt"/>
    </style:style>
    <style:style style:name="T8" style:family="text">
      <style:text-properties fo:letter-spacing="-0.007cm" style:font-name-complex="Arial" style:font-size-complex="12pt"/>
    </style:style>
    <style:style style:name="T9" style:family="text">
      <style:text-properties officeooo:rsid="0012adc3"/>
    </style:style>
    <style:style style:name="T10" style:family="text">
      <style:text-properties fo:color="#ff0000" officeooo:rsid="0012adc3"/>
    </style:style>
    <style:style style:name="T11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valuació</text:p>
      <text:p text:style-name="P2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office:value-type="string">
            <text:p text:style-name="P3">AVALUACIÓ</text:p>
          </table:table-cell>
          <table:table-cell table:style-name="Taula6.A1" office:value-type="string">
            <text:p text:style-name="P3">ASSISTENTS</text:p>
          </table:table-cell>
          <table:table-cell table:style-name="Taula6.A1" office:value-type="string">
            <text:p text:style-name="P3">ACORDS-PROPOSTES</text:p>
          </table:table-cell>
        </table:table-row>
        <table:table-row table:style-name="Taula6.2">
          <table:table-cell table:style-name="Taula6.A1" office:value-type="string">
            <text:p text:style-name="P3">PRIMER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able:table-row table:style-name="Taula6.3">
          <table:table-cell table:style-name="Taula6.A1" office:value-type="string">
            <text:p text:style-name="P3">SEGON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ext:soft-page-break/>
        <table:table-row table:style-name="Taula6.4">
          <table:table-cell table:style-name="Taula6.A1" table:number-rows-spanned="3" office:value-type="string">
            <text:p text:style-name="P3">TERCERA</text:p>
          </table:table-cell>
          <table:table-cell table:style-name="Taula6.A1" table:number-columns-spanned="2" office:value-type="string">
            <text:p text:style-name="P3">INFORME FINAL AVALUACIÓ</text:p>
          </table:table-cell>
          <table:covered-table-cell/>
        </table:table-row>
        <table:table-row table:style-name="Taula6.5">
          <table:covered-table-cell/>
          <table:table-cell table:style-name="Taula6.A1" table:number-columns-spanned="2" office:value-type="string">
            <text:p text:style-name="P3">VALORACIÓ GENERAL DE L’ALUMNE/A</text:p>
          </table:table-cell>
          <table:covered-table-cell/>
        </table:table-row>
        <table:table-row table:style-name="Taula6.6">
          <table:covered-table-cell/>
          <table:table-cell table:style-name="Taula6.A1" table:number-columns-spanned="2" office:value-type="string">
            <text:p text:style-name="P3">PROPOSTES PER AL PRÒXIM CURS</text:p>
          </table:table-cell>
          <table:covered-table-cell/>
        </table:table-row>
        <table:table-row table:style-name="Taula6.6">
          <table:table-cell table:style-name="Taula6.A7" office:value-type="string">
            <text:p text:style-name="P4">Materials</text:p>
          </table:table-cell>
          <table:table-cell table:style-name="Taula6.A7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6"/>
      <text:p text:style-name="P10"/>
      <text:p text:style-name="P12"><text:span text:style-name="T1">10</text:span>. Signatures</text:p>
      <text:p text:style-name="P3"/>
      <text:p text:style-name="P11">Data d'elaboració del document: __________________<text:span text:style-name="T9">,</text:span><text:span text:style-name="T3"> a _______ de______________ de 20_</text:span><text:span text:style-name="T4">__.</text:span></text:p>
      <text:p text:style-name="P7"/>
      <text:p text:style-name="P8"/>
      <text:p text:style-name="P8"><text:span text:style-name="T9">El / </text:span>La tutor/a</text:p>
      <text:p text:style-name="P7"/>
      <text:p text:style-name="P7"/>
      <text:p text:style-name="P7"/>
      <text:p text:style-name="P8"><text:span text:style-name="T9">Signat</text:span>: <text:tab/></text:p>
      <text:p text:style-name="P7"/>
      <text:p text:style-name="P11"><text:span text:style-name="T6">Vist el corresponent expedient i, després de l’audi</text:span><text:span text:style-name="T7">è</text:span><text:span text:style-name="T6">ncia dels pares o tutors legals de l'alumne o alumna, l'Equip Docent del seu grup autoritza la present Adaptaci</text:span><text:span text:style-name="T11">ó</text:span><text:span text:style-name="T6"> Curricular Individual Significativa en la sessi</text:span><text:span text:style-name="T11">ó</text:span><text:span text:style-name="T6"> celebrada el dia___________</text:span><text:span text:style-name="T8">de__________de__________.</text:span></text:p>
      <text:p text:style-name="P7"/>
      <text:p text:style-name="P7"/>
      <text:p text:style-name="P14"><text:span text:style-name="T5">__________________, </text:span><text:span text:style-name="T3">a _____ de____________________ de 20</text:span><text:span text:style-name="T5">_</text:span><text:span text:style-name="T3">__.</text:span></text:p>
      <text:p text:style-name="P7"/>
      <text:p text:style-name="P9"><text:span text:style-name="T9">El / L</text:span>a Director/a</text:p>
      <text:p text:style-name="P7"/>
      <text:p text:style-name="P7"/>
      <text:p text:style-name="P7"/>
      <text:p text:style-name="P1">Firma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35:28.174830706</meta:creation-date>
    <dc:date>2016-08-04T11:01:24.068503627</dc:date>
    <meta:editing-duration>PT17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3" meta:paragraph-count="19" meta:word-count="83" meta:character-count="632" meta:non-whitespace-character-count="566"/>
  </office:meta>
</office:document-meta>
</file>